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bd7" officeooo:paragraph-rsid="00019b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ct.js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19:09:49.948000000</meta:creation-date>
    <dc:date>2017-08-15T20:30:04.542000000</dc:date>
    <meta:editing-duration>PT3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5.3.3.2$Windows_x86 LibreOffice_project/3d9a8b4b4e538a85e0782bd6c2d430bafe583448</meta:generator>
  </office:meta>
</office:document-meta>
</file>